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579662" table:style-name="ce3">
            <text:p>57966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herwell Theatre Company</text:p>
            <text:p>Princes Risborough</text:p>
          </table:table-cell>
          <table:table-cell office:value-type="date" office:date-value="2023-07-11T00:00:00" table:style-name="ce5">
            <text:p>11-Jul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81" table:style-name="ce3">
            <text:p>8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6.450000000000003" table:style-name="ce6">
            <text:p>36.45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63" table:style-name="ce3">
            <text:p>57966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AGM</text:p>
          </table:table-cell>
          <table:table-cell office:value-type="date" office:date-value="2023-07-12T00:00:00" table:style-name="ce5">
            <text:p>12-Jul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College of Policing Ryton</text:p>
          </table:table-cell>
          <table:table-cell office:value-type="string" table:style-name="ce4">
            <text:p>Home</text:p>
          </table:table-cell>
          <table:table-cell office:value-type="float" office:value="123" table:style-name="ce3">
            <text:p>12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5.35" table:style-name="ce6">
            <text:p>55.35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64" table:style-name="ce3">
            <text:p>57966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Fed Bravery Awards</text:p>
          </table:table-cell>
          <table:table-cell office:value-type="date" office:date-value="2023-07-13T00:00:00" table:style-name="ce5">
            <text:p>13-Jul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65" table:style-name="ce6">
            <text:p>7.65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65" table:style-name="ce3">
            <text:p>57966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Unity Tour</text:p>
          </table:table-cell>
          <table:table-cell office:value-type="date" office:date-value="2023-07-27T00:00:00" table:style-name="ce5">
            <text:p>27-Jul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ome</text:p>
          </table:table-cell>
          <table:table-cell office:value-type="float" office:value="65" table:style-name="ce3">
            <text:p>6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9.25" table:style-name="ce6">
            <text:p>29.25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579668" table:style-name="ce3">
            <text:p>57966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dventure Plus</text:p>
            <text:p>Gerrards Cross (Bucks Com Safety)</text:p>
          </table:table-cell>
          <table:table-cell office:value-type="date" office:date-value="2023-07-28T00:00:00" table:style-name="ce5">
            <text:p>28-Jul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8" table:style-name="ce3">
            <text:p>11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3.1" table:style-name="ce6">
            <text:p>53.1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69" table:style-name="ce3">
            <text:p>57966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CJB</text:p>
            <text:p>UoR</text:p>
          </table:table-cell>
          <table:table-cell office:value-type="date" office:date-value="2023-07-31T00:00:00" table:style-name="ce5">
            <text:p>31-Jul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3" table:style-name="ce3">
            <text:p>7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2.85" table:style-name="ce6">
            <text:p>32.85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70" table:style-name="ce3">
            <text:p>57967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hrive Charity</text:p>
          </table:table-cell>
          <table:table-cell office:value-type="date" office:date-value="2023-08-01T00:00:00" table:style-name="ce5">
            <text:p>01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6" table:style-name="ce3">
            <text:p>7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4.200000000000003" table:style-name="ce6">
            <text:p>34.2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72" table:style-name="ce3">
            <text:p>57967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anesborough Forum</text:p>
          </table:table-cell>
          <table:table-cell office:value-type="date" office:date-value="2023-08-02T00:00:00" table:style-name="ce5">
            <text:p>02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7" table:style-name="ce3">
            <text:p>1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2.65" table:style-name="ce6">
            <text:p>52.65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71" table:style-name="ce3">
            <text:p>57967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John Lewis</text:p>
            <text:p>Bow Brickhill PC</text:p>
          </table:table-cell>
          <table:table-cell office:value-type="date" office:date-value="2023-08-02T00:00:00" table:style-name="ce5">
            <text:p>02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20" table:style-name="ce3">
            <text:p>12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4" table:style-name="ce6">
            <text:p>54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73" table:style-name="ce3">
            <text:p>57967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pe &amp; Vision Community</text:p>
          </table:table-cell>
          <table:table-cell office:value-type="date" office:date-value="2023-08-04T00:00:00" table:style-name="ce5">
            <text:p>04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63" table:style-name="ce3">
            <text:p>6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8.35" table:style-name="ce6">
            <text:p>28.35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75" table:style-name="ce3">
            <text:p>57967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bury Probus Club</text:p>
          </table:table-cell>
          <table:table-cell office:value-type="date" office:date-value="2023-08-08T00:00:00" table:style-name="ce5">
            <text:p>08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8" table:style-name="ce6">
            <text:p>18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76" table:style-name="ce3">
            <text:p>57967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itizen Aid</text:p>
          </table:table-cell>
          <table:table-cell office:value-type="date" office:date-value="2023-08-09T00:00:00" table:style-name="ce5">
            <text:p>09-Aug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4" table:style-name="ce3">
            <text:p>9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2.3" table:style-name="ce6">
            <text:p>42.3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77" table:style-name="ce3">
            <text:p>57967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round Breaking - Forensics</text:p>
          </table:table-cell>
          <table:table-cell office:value-type="date" office:date-value="2023-08-10T00:00:00" table:style-name="ce5">
            <text:p>10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Howes Lane-Bicester Roads Pol.</text:p>
          </table:table-cell>
          <table:table-cell office:value-type="string" table:style-name="ce4">
            <text:p>Home</text:p>
          </table:table-cell>
          <table:table-cell office:value-type="float" office:value="49" table:style-name="ce3">
            <text:p>4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2.05" table:style-name="ce6">
            <text:p>22.05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579678" table:style-name="ce3">
            <text:p>57967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r Patel, Best One</text:p>
          </table:table-cell>
          <table:table-cell office:value-type="date" office:date-value="2023-08-11T00:00:00" table:style-name="ce5">
            <text:p>11-Aug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46" table:style-name="ce3">
            <text:p>4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0.7" table:style-name="ce6">
            <text:p>20.7</text:p>
          </table:table-cell>
          <table:table-cell office:value-type="float" office:value="8" table:style-name="ce7">
            <text:p>8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ancy Rooke</meta:initial-creator>
    <dc:creator>Roberts, Charlotte (C7904)</dc:creator>
    <meta:creation-date>2023-08-15T10:41:16Z</meta:creation-date>
    <dc:date>2023-09-01T13:56:20Z</dc:date>
    <meta:print-date>2023-09-01T13:54:49Z</meta:print-date>
  </office:meta>
</office:document-meta>
</file>